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taillepop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nbgen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.090304" calcext:value-type="float">
            <text:p>54,090304</text:p>
          </table:table-cell>
          <table:table-cell office:value-type="float" office:value="49.9226398" calcext:value-type="float">
            <text:p>49,9226398</text:p>
          </table:table-cell>
          <table:table-cell office:value-type="float" office:value="48.555997" calcext:value-type="float">
            <text:p>48,555997</text:p>
          </table:table-cell>
          <table:table-cell/>
          <table:table-cell office:value-type="float" office:value="60.7141148" calcext:value-type="float">
            <text:p>60,7141148</text:p>
          </table:table-cell>
          <table:table-cell office:value-type="float" office:value="50.4128334" calcext:value-type="float">
            <text:p>50,4128334</text:p>
          </table:table-cell>
          <table:table-cell office:value-type="float" office:value="47.38662215" calcext:value-type="float">
            <text:p>47,386622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.8280269" calcext:value-type="float">
            <text:p>52,8280269</text:p>
          </table:table-cell>
          <table:table-cell office:value-type="float" office:value="49.3572937" calcext:value-type="float">
            <text:p>49,3572937</text:p>
          </table:table-cell>
          <table:table-cell office:value-type="float" office:value="48.18332935" calcext:value-type="float">
            <text:p>48,18332935</text:p>
          </table:table-cell>
          <table:table-cell/>
          <table:table-cell office:value-type="float" office:value="60.310504" calcext:value-type="float">
            <text:p>60,310504</text:p>
          </table:table-cell>
          <table:table-cell office:value-type="float" office:value="50.9891326" calcext:value-type="float">
            <text:p>50,9891326</text:p>
          </table:table-cell>
          <table:table-cell office:value-type="float" office:value="48.6723724" calcext:value-type="float">
            <text:p>48,67237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.0461616" calcext:value-type="float">
            <text:p>50,0461616</text:p>
          </table:table-cell>
          <table:table-cell office:value-type="float" office:value="47.63221855" calcext:value-type="float">
            <text:p>47,63221855</text:p>
          </table:table-cell>
          <table:table-cell office:value-type="float" office:value="47.77004765" calcext:value-type="float">
            <text:p>47,77004765</text:p>
          </table:table-cell>
          <table:table-cell/>
          <table:table-cell office:value-type="float" office:value="57.9987973" calcext:value-type="float">
            <text:p>57,9987973</text:p>
          </table:table-cell>
          <table:table-cell office:value-type="float" office:value="49.479353" calcext:value-type="float">
            <text:p>49,479353</text:p>
          </table:table-cell>
          <table:table-cell office:value-type="float" office:value="48.36652105" calcext:value-type="float">
            <text:p>48,366521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.292505" calcext:value-type="float">
            <text:p>51,292505</text:p>
          </table:table-cell>
          <table:table-cell office:value-type="float" office:value="50.7661824" calcext:value-type="float">
            <text:p>50,7661824</text:p>
          </table:table-cell>
          <table:table-cell office:value-type="float" office:value="47.2315194" calcext:value-type="float">
            <text:p>47,2315194</text:p>
          </table:table-cell>
          <table:table-cell/>
          <table:table-cell office:value-type="float" office:value="64.258875" calcext:value-type="float">
            <text:p>64,258875</text:p>
          </table:table-cell>
          <table:table-cell office:value-type="float" office:value="48.32403545" calcext:value-type="float">
            <text:p>48,32403545</text:p>
          </table:table-cell>
          <table:table-cell office:value-type="float" office:value="49.6843225" calcext:value-type="float">
            <text:p>49,68432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.586961" calcext:value-type="float">
            <text:p>50,586961</text:p>
          </table:table-cell>
          <table:table-cell office:value-type="float" office:value="51.4440707" calcext:value-type="float">
            <text:p>51,4440707</text:p>
          </table:table-cell>
          <table:table-cell office:value-type="float" office:value="49.5178627" calcext:value-type="float">
            <text:p>49,5178627</text:p>
          </table:table-cell>
          <table:table-cell/>
          <table:table-cell table:style-name="ce2" table:formula="of:=SUM([.F2:.F5])" office:value-type="float" office:value="243.2822911" calcext:value-type="float">
            <text:p>243,2822911</text:p>
          </table:table-cell>
          <table:table-cell table:style-name="ce2" table:formula="of:=SUM([.G2:.G5])" office:value-type="float" office:value="199.20535445" calcext:value-type="float">
            <text:p>199,20535445</text:p>
          </table:table-cell>
          <table:table-cell table:style-name="ce2" table:formula="of:=SUM([.H2:.H5])" office:value-type="float" office:value="194.1098381" calcext:value-type="float">
            <text:p>194,10983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.658029" calcext:value-type="float">
            <text:p>51,658029</text:p>
          </table:table-cell>
          <table:table-cell office:value-type="float" office:value="48.4884574" calcext:value-type="float">
            <text:p>48,4884574</text:p>
          </table:table-cell>
          <table:table-cell office:value-type="float" office:value="48.7345563" calcext:value-type="float">
            <text:p>48,7345563</text:p>
          </table:table-cell>
          <table:table-cell/>
          <table:table-cell table:formula="of:=([.F6]/[.H6])*100" office:value-type="float" office:value="125.332282732969" calcext:value-type="float">
            <text:p>125,332282732969</text:p>
          </table:table-cell>
          <table:table-cell table:formula="of:=([.G6]/[.H6])*100" office:value-type="float" office:value="102.625068569361" calcext:value-type="float">
            <text:p>102,6250685693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.5849239" calcext:value-type="float">
            <text:p>49,5849239</text:p>
          </table:table-cell>
          <table:table-cell office:value-type="float" office:value="46.371631" calcext:value-type="float">
            <text:p>46,371631</text:p>
          </table:table-cell>
          <table:table-cell office:value-type="float" office:value="47.4603738" calcext:value-type="float">
            <text:p>47,460373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.4245549" calcext:value-type="float">
            <text:p>50,4245549</text:p>
          </table:table-cell>
          <table:table-cell office:value-type="float" office:value="49.62570425" calcext:value-type="float">
            <text:p>49,62570425</text:p>
          </table:table-cell>
          <table:table-cell office:value-type="float" office:value="47.08409215" calcext:value-type="float">
            <text:p>47,08409215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SUM([.B2:.B9])" office:value-type="float" office:value="410.5114663" calcext:value-type="float">
            <text:p>410,5114663</text:p>
          </table:table-cell>
          <table:table-cell table:style-name="ce2" table:formula="of:=SUM([.C2:.C9])" office:value-type="float" office:value="393.6081978" calcext:value-type="float">
            <text:p>393,6081978</text:p>
          </table:table-cell>
          <table:table-cell table:style-name="ce2" table:formula="of:=SUM([.D2:.D9])" office:value-type="float" office:value="384.53777835" calcext:value-type="float">
            <text:p>384,53777835</text:p>
          </table:table-cell>
          <table:table-cell table:number-columns-repeated="11"/>
        </table:table-row>
        <table:table-row table:style-name="ro1">
          <table:table-cell/>
          <table:table-cell table:formula="of:=([.B10]/[.D10])*100" office:value-type="float" office:value="106.754521769343" calcext:value-type="float">
            <text:p>106,754521769343</text:p>
          </table:table-cell>
          <table:table-cell table:formula="of:=([.C10]/[.D10])*100" office:value-type="float" office:value="102.358785003887" calcext:value-type="float">
            <text:p>102,358785003887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nbclones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nbgeninj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.8270702" calcext:value-type="float">
            <text:p>49,8270702</text:p>
          </table:table-cell>
          <table:table-cell office:value-type="float" office:value="47.5493398" calcext:value-type="float">
            <text:p>47,5493398</text:p>
          </table:table-cell>
          <table:table-cell office:value-type="float" office:value="47.36840685" calcext:value-type="float">
            <text:p>47,36840685</text:p>
          </table:table-cell>
          <table:table-cell table:style-name="ce1" office:value-type="string" calcext:value-type="string">
            <text:p>nbnouv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53.91701295" calcext:value-type="float">
            <text:p>53,91701295</text:p>
          </table:table-cell>
          <table:table-cell office:value-type="float" office:value="49.2952081" calcext:value-type="float">
            <text:p>49,2952081</text:p>
          </table:table-cell>
          <table:table-cell office:value-type="float" office:value="46.72928555" calcext:value-type="float">
            <text:p>46,72928555</text:p>
          </table:table-cell>
          <table:table-cell/>
          <table:table-cell office:value-type="float" office:value="284.59373905" calcext:value-type="float">
            <text:p>284,59373905</text:p>
          </table:table-cell>
          <table:table-cell office:value-type="float" office:value="281.2952784" calcext:value-type="float">
            <text:p>281,2952784</text:p>
          </table:table-cell>
          <table:table-cell office:value-type="float" office:value="278.3122751" calcext:value-type="float">
            <text:p>278,3122751</text:p>
          </table:table-cell>
          <table:table-cell office:value-type="float" office:value="284.007127" calcext:value-type="float">
            <text:p>284,007127</text:p>
          </table:table-cell>
          <table:table-cell office:value-type="float" office:value="281.7102606" calcext:value-type="float">
            <text:p>281,7102606</text:p>
          </table:table-cell>
          <table:table-cell office:value-type="float" office:value="283.1824472" calcext:value-type="float">
            <text:p>283,1824472</text:p>
          </table:table-cell>
          <table:table-cell office:value-type="float" office:value="282.50632825" calcext:value-type="float">
            <text:p>282,50632825</text:p>
          </table:table-cell>
          <table:table-cell office:value-type="float" office:value="279.9227017" calcext:value-type="float">
            <text:p>279,9227017</text:p>
          </table:table-cell>
          <table:table-cell office:value-type="float" office:value="281.4370894" calcext:value-type="float">
            <text:p>281,4370894</text:p>
          </table:table-cell>
          <table:table-cell/>
        </table:table-row>
        <table:table-row table:style-name="ro1">
          <table:table-cell/>
          <table:table-cell office:value-type="float" office:value="50.69407835" calcext:value-type="float">
            <text:p>50,69407835</text:p>
          </table:table-cell>
          <table:table-cell office:value-type="float" office:value="49.17159725" calcext:value-type="float">
            <text:p>49,17159725</text:p>
          </table:table-cell>
          <table:table-cell office:value-type="float" office:value="49.3579611" calcext:value-type="float">
            <text:p>49,3579611</text:p>
          </table:table-cell>
          <table:table-cell/>
          <table:table-cell office:value-type="float" office:value="226.3473805" calcext:value-type="float">
            <text:p>226,3473805</text:p>
          </table:table-cell>
          <table:table-cell office:value-type="float" office:value="225.92067605" calcext:value-type="float">
            <text:p>225,92067605</text:p>
          </table:table-cell>
          <table:table-cell office:value-type="float" office:value="226.37283175" calcext:value-type="float">
            <text:p>226,37283175</text:p>
          </table:table-cell>
          <table:table-cell office:value-type="float" office:value="228.3067271" calcext:value-type="float">
            <text:p>228,3067271</text:p>
          </table:table-cell>
          <table:table-cell office:value-type="float" office:value="227.68615055" calcext:value-type="float">
            <text:p>227,68615055</text:p>
          </table:table-cell>
          <table:table-cell office:value-type="float" office:value="225.2847059" calcext:value-type="float">
            <text:p>225,2847059</text:p>
          </table:table-cell>
          <table:table-cell office:value-type="float" office:value="226.80082725" calcext:value-type="float">
            <text:p>226,80082725</text:p>
          </table:table-cell>
          <table:table-cell office:value-type="float" office:value="226.15473175" calcext:value-type="float">
            <text:p>226,15473175</text:p>
          </table:table-cell>
          <table:table-cell office:value-type="float" office:value="220.45811715" calcext:value-type="float">
            <text:p>220,45811715</text:p>
          </table:table-cell>
          <table:table-cell/>
        </table:table-row>
        <table:table-row table:style-name="ro1">
          <table:table-cell/>
          <table:table-cell office:value-type="float" office:value="51.2309675" calcext:value-type="float">
            <text:p>51,2309675</text:p>
          </table:table-cell>
          <table:table-cell office:value-type="float" office:value="48.6143849" calcext:value-type="float">
            <text:p>48,6143849</text:p>
          </table:table-cell>
          <table:table-cell office:value-type="float" office:value="48.68762875" calcext:value-type="float">
            <text:p>48,68762875</text:p>
          </table:table-cell>
          <table:table-cell/>
          <table:table-cell office:value-type="float" office:value="267.20975665" calcext:value-type="float">
            <text:p>267,20975665</text:p>
          </table:table-cell>
          <table:table-cell office:value-type="float" office:value="265.6559517" calcext:value-type="float">
            <text:p>265,6559517</text:p>
          </table:table-cell>
          <table:table-cell office:value-type="float" office:value="268.02360665" calcext:value-type="float">
            <text:p>268,02360665</text:p>
          </table:table-cell>
          <table:table-cell office:value-type="float" office:value="265.09800525" calcext:value-type="float">
            <text:p>265,09800525</text:p>
          </table:table-cell>
          <table:table-cell office:value-type="float" office:value="268.2785815" calcext:value-type="float">
            <text:p>268,2785815</text:p>
          </table:table-cell>
          <table:table-cell office:value-type="float" office:value="266.8354475" calcext:value-type="float">
            <text:p>266,8354475</text:p>
          </table:table-cell>
          <table:table-cell office:value-type="float" office:value="265.14266865" calcext:value-type="float">
            <text:p>265,14266865</text:p>
          </table:table-cell>
          <table:table-cell office:value-type="float" office:value="263.6866703" calcext:value-type="float">
            <text:p>263,6866703</text:p>
          </table:table-cell>
          <table:table-cell office:value-type="float" office:value="266.4552623" calcext:value-type="float">
            <text:p>266,4552623</text:p>
          </table:table-cell>
          <table:table-cell/>
        </table:table-row>
        <table:table-row table:style-name="ro1">
          <table:table-cell/>
          <table:table-cell office:value-type="float" office:value="48.005119" calcext:value-type="float">
            <text:p>48,005119</text:p>
          </table:table-cell>
          <table:table-cell office:value-type="float" office:value="48.3863895" calcext:value-type="float">
            <text:p>48,3863895</text:p>
          </table:table-cell>
          <table:table-cell office:value-type="float" office:value="47.3292383" calcext:value-type="float">
            <text:p>47,3292383</text:p>
          </table:table-cell>
          <table:table-cell/>
          <table:table-cell office:value-type="float" office:value="190.0000407" calcext:value-type="float">
            <text:p>190,0000407</text:p>
          </table:table-cell>
          <table:table-cell office:value-type="float" office:value="186.93551535" calcext:value-type="float">
            <text:p>186,93551535</text:p>
          </table:table-cell>
          <table:table-cell office:value-type="float" office:value="189.5972982" calcext:value-type="float">
            <text:p>189,5972982</text:p>
          </table:table-cell>
          <table:table-cell office:value-type="float" office:value="185.9477497" calcext:value-type="float">
            <text:p>185,9477497</text:p>
          </table:table-cell>
          <table:table-cell office:value-type="float" office:value="190.24179925" calcext:value-type="float">
            <text:p>190,24179925</text:p>
          </table:table-cell>
          <table:table-cell office:value-type="float" office:value="190.041312" calcext:value-type="float">
            <text:p>190,041312</text:p>
          </table:table-cell>
          <table:table-cell office:value-type="float" office:value="190.83870025" calcext:value-type="float">
            <text:p>190,83870025</text:p>
          </table:table-cell>
          <table:table-cell office:value-type="float" office:value="189.1652145" calcext:value-type="float">
            <text:p>189,1652145</text:p>
          </table:table-cell>
          <table:table-cell office:value-type="float" office:value="190.7029135" calcext:value-type="float">
            <text:p>190,7029135</text:p>
          </table:table-cell>
          <table:table-cell/>
        </table:table-row>
        <table:table-row table:style-name="ro1">
          <table:table-cell/>
          <table:table-cell office:value-type="float" office:value="51.093779" calcext:value-type="float">
            <text:p>51,093779</text:p>
          </table:table-cell>
          <table:table-cell office:value-type="float" office:value="49.047587" calcext:value-type="float">
            <text:p>49,047587</text:p>
          </table:table-cell>
          <table:table-cell office:value-type="float" office:value="48.06827325" calcext:value-type="float">
            <text:p>48,06827325</text:p>
          </table:table-cell>
          <table:table-cell/>
          <table:table-cell office:value-type="float" office:value="289.1906459" calcext:value-type="float">
            <text:p>289,1906459</text:p>
          </table:table-cell>
          <table:table-cell office:value-type="float" office:value="294.3498135" calcext:value-type="float">
            <text:p>294,3498135</text:p>
          </table:table-cell>
          <table:table-cell office:value-type="float" office:value="290.0601717" calcext:value-type="float">
            <text:p>290,0601717</text:p>
          </table:table-cell>
          <table:table-cell office:value-type="float" office:value="289.8322052" calcext:value-type="float">
            <text:p>289,8322052</text:p>
          </table:table-cell>
          <table:table-cell office:value-type="float" office:value="290.9847211" calcext:value-type="float">
            <text:p>290,9847211</text:p>
          </table:table-cell>
          <table:table-cell office:value-type="float" office:value="287.48432485" calcext:value-type="float">
            <text:p>287,48432485</text:p>
          </table:table-cell>
          <table:table-cell office:value-type="float" office:value="289.65352465" calcext:value-type="float">
            <text:p>289,65352465</text:p>
          </table:table-cell>
          <table:table-cell office:value-type="float" office:value="291.7752672" calcext:value-type="float">
            <text:p>291,7752672</text:p>
          </table:table-cell>
          <table:table-cell office:value-type="float" office:value="292.73128695" calcext:value-type="float">
            <text:p>292,73128695</text:p>
          </table:table-cell>
          <table:table-cell/>
        </table:table-row>
        <table:table-row table:style-name="ro1">
          <table:table-cell/>
          <table:table-cell office:value-type="float" office:value="49.6087166" calcext:value-type="float">
            <text:p>49,6087166</text:p>
          </table:table-cell>
          <table:table-cell office:value-type="float" office:value="48.62424405" calcext:value-type="float">
            <text:p>48,62424405</text:p>
          </table:table-cell>
          <table:table-cell office:value-type="float" office:value="49.23055655" calcext:value-type="float">
            <text:p>49,23055655</text:p>
          </table:table-cell>
          <table:table-cell/>
          <table:table-cell office:value-type="float" office:value="241.2287375" calcext:value-type="float">
            <text:p>241,2287375</text:p>
          </table:table-cell>
          <table:table-cell office:value-type="float" office:value="243.1166685" calcext:value-type="float">
            <text:p>243,1166685</text:p>
          </table:table-cell>
          <table:table-cell office:value-type="float" office:value="244.88394315" calcext:value-type="float">
            <text:p>244,88394315</text:p>
          </table:table-cell>
          <table:table-cell office:value-type="float" office:value="249.91494145" calcext:value-type="float">
            <text:p>249,91494145</text:p>
          </table:table-cell>
          <table:table-cell office:value-type="float" office:value="248.322639" calcext:value-type="float">
            <text:p>248,322639</text:p>
          </table:table-cell>
          <table:table-cell office:value-type="float" office:value="242.73511045" calcext:value-type="float">
            <text:p>242,73511045</text:p>
          </table:table-cell>
          <table:table-cell office:value-type="float" office:value="247.58108475" calcext:value-type="float">
            <text:p>247,58108475</text:p>
          </table:table-cell>
          <table:table-cell office:value-type="float" office:value="245.77002125" calcext:value-type="float">
            <text:p>245,77002125</text:p>
          </table:table-cell>
          <table:table-cell office:value-type="float" office:value="244.1352037" calcext:value-type="float">
            <text:p>244,1352037</text:p>
          </table:table-cell>
          <table:table-cell/>
        </table:table-row>
        <table:table-row table:style-name="ro1">
          <table:table-cell/>
          <table:table-cell office:value-type="float" office:value="49.2097056" calcext:value-type="float">
            <text:p>49,2097056</text:p>
          </table:table-cell>
          <table:table-cell office:value-type="float" office:value="46.371631" calcext:value-type="float">
            <text:p>46,371631</text:p>
          </table:table-cell>
          <table:table-cell office:value-type="float" office:value="50.19637035" calcext:value-type="float">
            <text:p>50,19637035</text:p>
          </table:table-cell>
          <table:table-cell/>
          <table:table-cell office:value-type="float" office:value="66.5924242" calcext:value-type="float">
            <text:p>66,5924242</text:p>
          </table:table-cell>
          <table:table-cell office:value-type="float" office:value="63.669351" calcext:value-type="float">
            <text:p>63,669351</text:p>
          </table:table-cell>
          <table:table-cell office:value-type="float" office:value="63.1950746" calcext:value-type="float">
            <text:p>63,1950746</text:p>
          </table:table-cell>
          <table:table-cell office:value-type="float" office:value="61.61466765" calcext:value-type="float">
            <text:p>61,61466765</text:p>
          </table:table-cell>
          <table:table-cell office:value-type="float" office:value="65.2783929" calcext:value-type="float">
            <text:p>65,2783929</text:p>
          </table:table-cell>
          <table:table-cell office:value-type="float" office:value="65.251676" calcext:value-type="float">
            <text:p>65,251676</text:p>
          </table:table-cell>
          <table:table-cell office:value-type="float" office:value="66.2180106" calcext:value-type="float">
            <text:p>66,2180106</text:p>
          </table:table-cell>
          <table:table-cell office:value-type="float" office:value="59.5315954" calcext:value-type="float">
            <text:p>59,5315954</text:p>
          </table:table-cell>
          <table:table-cell office:value-type="float" office:value="64.6267185" calcext:value-type="float">
            <text:p>64,6267185</text:p>
          </table:table-cell>
          <table:table-cell/>
        </table:table-row>
        <table:table-row table:style-name="ro1">
          <table:table-cell/>
          <table:table-cell table:style-name="ce2" table:formula="of:=SUM([.B14:.B21])" office:value-type="float" office:value="403.5864492" calcext:value-type="float">
            <text:p>403,5864492</text:p>
          </table:table-cell>
          <table:table-cell table:style-name="ce2" table:formula="of:=SUM([.C14:.C21])" office:value-type="float" office:value="387.0603816" calcext:value-type="float">
            <text:p>387,0603816</text:p>
          </table:table-cell>
          <table:table-cell table:style-name="ce2" table:formula="of:=SUM([.D14:.D21])" office:value-type="float" office:value="386.9677207" calcext:value-type="float">
            <text:p>386,9677207</text:p>
          </table:table-cell>
          <table:table-cell/>
          <table:table-cell office:value-type="float" office:value="53.9253094" calcext:value-type="float">
            <text:p>53,9253094</text:p>
          </table:table-cell>
          <table:table-cell office:value-type="float" office:value="58.11839615" calcext:value-type="float">
            <text:p>58,11839615</text:p>
          </table:table-cell>
          <table:table-cell office:value-type="float" office:value="52.94681615" calcext:value-type="float">
            <text:p>52,94681615</text:p>
          </table:table-cell>
          <table:table-cell office:value-type="float" office:value="58.5339273" calcext:value-type="float">
            <text:p>58,5339273</text:p>
          </table:table-cell>
          <table:table-cell office:value-type="float" office:value="55.722531" calcext:value-type="float">
            <text:p>55,722531</text:p>
          </table:table-cell>
          <table:table-cell office:value-type="float" office:value="53.0052058" calcext:value-type="float">
            <text:p>53,0052058</text:p>
          </table:table-cell>
          <table:table-cell office:value-type="float" office:value="53.0248282" calcext:value-type="float">
            <text:p>53,0248282</text:p>
          </table:table-cell>
          <table:table-cell office:value-type="float" office:value="57.34084165" calcext:value-type="float">
            <text:p>57,34084165</text:p>
          </table:table-cell>
          <table:table-cell office:value-type="float" office:value="51.32960765" calcext:value-type="float">
            <text:p>51,32960765</text:p>
          </table:table-cell>
          <table:table-cell/>
        </table:table-row>
        <table:table-row table:style-name="ro1">
          <table:table-cell/>
          <table:table-cell table:formula="of:=([.B22]/[.D22])*100" office:value-type="float" office:value="104.294603299195" calcext:value-type="float">
            <text:p>104,294603299195</text:p>
          </table:table-cell>
          <table:table-cell table:formula="of:=([.C22]/[.D22])*100" office:value-type="float" office:value="100.023945382274" calcext:value-type="float">
            <text:p>100,023945382274</text:p>
          </table:table-cell>
          <table:table-cell table:number-columns-repeated="2"/>
          <table:table-cell office:value-type="float" office:value="56.439396" calcext:value-type="float">
            <text:p>56,439396</text:p>
          </table:table-cell>
          <table:table-cell office:value-type="float" office:value="56.822206" calcext:value-type="float">
            <text:p>56,822206</text:p>
          </table:table-cell>
          <table:table-cell office:value-type="float" office:value="57.81803375" calcext:value-type="float">
            <text:p>57,81803375</text:p>
          </table:table-cell>
          <table:table-cell office:value-type="float" office:value="58.5915404" calcext:value-type="float">
            <text:p>58,5915404</text:p>
          </table:table-cell>
          <table:table-cell office:value-type="float" office:value="56.934474" calcext:value-type="float">
            <text:p>56,934474</text:p>
          </table:table-cell>
          <table:table-cell office:value-type="float" office:value="56.2748773" calcext:value-type="float">
            <text:p>56,2748773</text:p>
          </table:table-cell>
          <table:table-cell office:value-type="float" office:value="60.6398795" calcext:value-type="float">
            <text:p>60,6398795</text:p>
          </table:table-cell>
          <table:table-cell office:value-type="float" office:value="59.4858428" calcext:value-type="float">
            <text:p>59,4858428</text:p>
          </table:table-cell>
          <table:table-cell office:value-type="float" office:value="59.8281488" calcext:value-type="float">
            <text:p>59,8281488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.888208" calcext:value-type="float">
            <text:p>47,888208</text:p>
          </table:table-cell>
          <table:table-cell office:value-type="float" office:value="49.52889685" calcext:value-type="float">
            <text:p>49,52889685</text:p>
          </table:table-cell>
          <table:table-cell office:value-type="float" office:value="49.997382" calcext:value-type="float">
            <text:p>49,997382</text:p>
          </table:table-cell>
          <table:table-cell office:value-type="float" office:value="48.7297083" calcext:value-type="float">
            <text:p>48,7297083</text:p>
          </table:table-cell>
          <table:table-cell office:value-type="float" office:value="46.6890076" calcext:value-type="float">
            <text:p>46,6890076</text:p>
          </table:table-cell>
          <table:table-cell office:value-type="float" office:value="49.4765104" calcext:value-type="float">
            <text:p>49,4765104</text:p>
          </table:table-cell>
          <table:table-cell office:value-type="float" office:value="48.2254196" calcext:value-type="float">
            <text:p>48,2254196</text:p>
          </table:table-cell>
          <table:table-cell office:value-type="float" office:value="48.23255205" calcext:value-type="float">
            <text:p>48,23255205</text:p>
          </table:table-cell>
          <table:table-cell office:value-type="float" office:value="49.0224179" calcext:value-type="float">
            <text:p>49,0224179</text:p>
          </table:table-cell>
          <table:table-cell/>
        </table:table-row>
        <table:table-row table:style-name="ro1">
          <table:table-cell table:number-columns-repeated="5"/>
          <table:table-cell office:value-type="float" office:value="66.54288735" calcext:value-type="float">
            <text:p>66,54288735</text:p>
          </table:table-cell>
          <table:table-cell office:value-type="float" office:value="69.8407537" calcext:value-type="float">
            <text:p>69,8407537</text:p>
          </table:table-cell>
          <table:table-cell office:value-type="float" office:value="66.3355668" calcext:value-type="float">
            <text:p>66,3355668</text:p>
          </table:table-cell>
          <table:table-cell office:value-type="float" office:value="67.93161535" calcext:value-type="float">
            <text:p>67,93161535</text:p>
          </table:table-cell>
          <table:table-cell office:value-type="float" office:value="69.28005235" calcext:value-type="float">
            <text:p>69,28005235</text:p>
          </table:table-cell>
          <table:table-cell office:value-type="float" office:value="70.1105984" calcext:value-type="float">
            <text:p>70,1105984</text:p>
          </table:table-cell>
          <table:table-cell office:value-type="float" office:value="68.0260316" calcext:value-type="float">
            <text:p>68,0260316</text:p>
          </table:table-cell>
          <table:table-cell office:value-type="float" office:value="68.0171292" calcext:value-type="float">
            <text:p>68,0171292</text:p>
          </table:table-cell>
          <table:table-cell office:value-type="float" office:value="69.34806015" calcext:value-type="float">
            <text:p>69,34806015</text:p>
          </table:table-cell>
          <table:table-cell/>
        </table:table-row>
        <table:table-row table:style-name="ro1">
          <table:table-cell table:number-columns-repeated="5"/>
          <table:table-cell office:value-type="float" office:value="60.5785676" calcext:value-type="float">
            <text:p>60,5785676</text:p>
          </table:table-cell>
          <table:table-cell office:value-type="float" office:value="58.83991895" calcext:value-type="float">
            <text:p>58,83991895</text:p>
          </table:table-cell>
          <table:table-cell office:value-type="float" office:value="57.0579651" calcext:value-type="float">
            <text:p>57,0579651</text:p>
          </table:table-cell>
          <table:table-cell office:value-type="float" office:value="62.70546595" calcext:value-type="float">
            <text:p>62,70546595</text:p>
          </table:table-cell>
          <table:table-cell office:value-type="float" office:value="60.4677928" calcext:value-type="float">
            <text:p>60,4677928</text:p>
          </table:table-cell>
          <table:table-cell office:value-type="float" office:value="55.88800155" calcext:value-type="float">
            <text:p>55,88800155</text:p>
          </table:table-cell>
          <table:table-cell office:value-type="float" office:value="60.22961175" calcext:value-type="float">
            <text:p>60,22961175</text:p>
          </table:table-cell>
          <table:table-cell office:value-type="float" office:value="59.0778357" calcext:value-type="float">
            <text:p>59,0778357</text:p>
          </table:table-cell>
          <table:table-cell office:value-type="float" office:value="58.5716504" calcext:value-type="float">
            <text:p>58,5716504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SUM([.F15:.F26])" office:value-type="float" office:value="1850.53709285" calcext:value-type="float">
            <text:p>1850,53709285</text:p>
          </table:table-cell>
          <table:table-cell table:style-name="ce2" table:formula="of:=SUM([.G15:.G26])" office:value-type="float" office:value="1854.09342615" calcext:value-type="float">
            <text:p>1854,09342615</text:p>
          </table:table-cell>
          <table:table-cell table:style-name="ce2" table:formula="of:=SUM([.H15:.H26])" office:value-type="float" office:value="1844.60096495" calcext:value-type="float">
            <text:p>1844,60096495</text:p>
          </table:table-cell>
          <table:table-cell table:style-name="ce2" table:formula="of:=SUM([.I15:.I26])" office:value-type="float" office:value="1861.21368065" calcext:value-type="float">
            <text:p>1861,21368065</text:p>
          </table:table-cell>
          <table:table-cell table:style-name="ce2" table:formula="of:=SUM([.J15:.J26])" office:value-type="float" office:value="1861.59640265" calcext:value-type="float">
            <text:p>1861,59640265</text:p>
          </table:table-cell>
          <table:table-cell table:style-name="ce2" table:formula="of:=SUM([.K15:.K26])" office:value-type="float" office:value="1845.57021735" calcext:value-type="float">
            <text:p>1845,57021735</text:p>
          </table:table-cell>
          <table:table-cell table:style-name="ce2" table:formula="of:=SUM([.L15:.L26])" office:value-type="float" office:value="1858.88691505" calcext:value-type="float">
            <text:p>1858,88691505</text:p>
          </table:table-cell>
          <table:table-cell table:style-name="ce2" table:formula="of:=SUM([.M15:.M26])" office:value-type="float" office:value="1848.1604035" calcext:value-type="float">
            <text:p>1848,1604035</text:p>
          </table:table-cell>
          <table:table-cell table:style-name="ce2" table:formula="of:=SUM([.N15:.N26])" office:value-type="float" office:value="1848.6464764" calcext:value-type="float">
            <text:p>1848,6464764</text:p>
          </table:table-cell>
          <table:table-cell table:style-name="ce2"/>
        </table:table-row>
        <table:table-row table:style-name="ro1">
          <table:table-cell table:number-columns-repeated="5"/>
          <table:table-cell table:formula="of:=([.F27]/[.H27])*100" office:value-type="float" office:value="100.321810950596" calcext:value-type="float">
            <text:p>100,321810950596</text:p>
          </table:table-cell>
          <table:table-cell table:formula="of:=([.G27]/[.H27])*100" office:value-type="float" office:value="100.514607840957" calcext:value-type="float">
            <text:p>100,514607840957</text:p>
          </table:table-cell>
          <table:table-cell/>
          <table:table-cell table:formula="of:=([.I27]/[.K27])*100" office:value-type="float" office:value="100.84762222282" calcext:value-type="float">
            <text:p>100,84762222282</text:p>
          </table:table-cell>
          <table:table-cell table:formula="of:=([.J27]/[.K27])*100" office:value-type="float" office:value="100.868359553559" calcext:value-type="float">
            <text:p>100,868359553559</text:p>
          </table:table-cell>
          <table:table-cell/>
          <table:table-cell table:formula="of:=([.L27]/[.N27])*100" office:value-type="float" office:value="100.553942507707" calcext:value-type="float">
            <text:p>100,553942507707</text:p>
          </table:table-cell>
          <table:table-cell table:formula="of:=([.M27]/[.N27])*100" office:value-type="float" office:value="99.9737065519987" calcext:value-type="float">
            <text:p>99,973706551998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8:58:42.118667252</meta:creation-date>
    <dc:date>2024-02-22T19:48:54.810196405</dc:date>
    <meta:editing-duration>PT39M51S</meta:editing-duration>
    <meta:editing-cycles>5</meta:editing-cycles>
    <meta:generator>LibreOffice/7.0.4.2$Linux_X86_64 LibreOffice_project/00$Build-2</meta:generator>
    <meta:document-statistic meta:table-count="1" meta:cell-count="224" meta:object-count="0"/>
  </office:meta>
</office:document-meta>
</file>